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ira Sans" svg:font-family="'Fira Sans'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6.00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335cm" loext:decorative="false"/>
      <style:paragraph-properties style:writing-mode="lr-tb"/>
    </style:style>
    <style:style style:name="pr1" style:family="presentation" style:parent-style-name="Presentation_20_Title-title">
      <style:graphic-properties fo:min-height="3.785cm" loext:decorative="false"/>
      <style:paragraph-properties style:writing-mode="lr-tb"/>
    </style:style>
    <style:style style:name="pr2" style:family="presentation" style:parent-style-name="Presentation_20_Title-subtitle">
      <style:graphic-properties draw:fill-color="#ffffff" fo:min-height="4cm" loext:decorative="false"/>
      <style:paragraph-properties style:writing-mode="lr-tb"/>
    </style:style>
    <style:style style:name="pr3" style:family="presentation" style:parent-style-name="Presentation_20_Titl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</style:style>
    <style:style style:name="P3" style:family="paragraph">
      <style:paragraph-properties fo:margin-left="1cm" fo:margin-right="0cm" fo:margin-top="0.5cm" fo:margin-bottom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Fira Code"/>
    </style:style>
    <style:style style:name="P7" style:family="paragraph">
      <style:paragraph-properties fo:margin-left="0cm" fo:margin-right="0cm" fo:margin-top="0.5cm" fo:margin-bottom="0cm" fo:line-height="100%" fo:text-indent="0cm"/>
    </style:style>
    <style:style style:name="P8" style:family="paragraph">
      <loext:graphic-properties draw:fill="none" draw:fill-color="#ffffff"/>
      <style:text-properties style:font-name="Fira Sans Condensed1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Fira Code" fo:font-size="17pt" style:font-name-asian="Liberation Mono" style:font-size-asian="17pt" style:font-name-complex="Liberation Mono" style:font-size-complex="17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ira Sans" fo:font-size="24pt" style:font-size-asian="24pt" style:font-size-complex="24pt"/>
    </style:style>
    <style:style style:name="T8" style:family="text">
      <style:text-properties style:font-name="Fira Code"/>
    </style:style>
    <style:style style:name="T9" style:family="text">
      <style:text-properties fo:color="#ff0000" loext:opacity="100%" style:font-name="Fira Cod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0000" loext:opacity="100%" style:font-name="Fira Code" fo:font-size="24pt" style:font-size-asian="24pt" style:font-size-complex="24pt"/>
    </style:style>
    <style:style style:name="T11" style:family="text">
      <style:text-properties fo:color="#ff0000" loext:opacity="100%"/>
    </style:style>
    <style:style style:name="T12" style:family="text">
      <style:text-properties style:font-name="Fira Code" fo:font-size="17pt" style:font-name-asian="Liberation Mono" style:font-size-asian="17pt" style:font-name-complex="Liberation Mono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iNOG7 · Ljubljana</presentation:footer-decl>
      <draw:page draw:name="page1" draw:style-name="dp1" draw:master-page-name="Presentation_20_Title" presentation:presentation-page-layout-name="AL1T0" presentation:use-footer-name="ftr1">
        <office:forms form:automatic-focus="false" form:apply-design-mode="false"/>
        <draw:frame presentation:style-name="pr1" draw:layer="layout" svg:width="25.099cm" svg:height="3.785cm" svg:x="1.5cm" svg:y="2.793cm" presentation:class="title" presentation:user-transformed="true">
          <draw:text-box>
            <text:p>Destination/Source Routing</text:p>
          </draw:text-box>
        </draw:frame>
        <draw:frame presentation:style-name="pr2" draw:text-style-name="P1" draw:layer="layout" svg:width="25.099cm" svg:height="4cm" svg:x="1.5cm" svg:y="7cm" presentation:class="subtitle" presentation:user-transformed="true">
          <draw:text-box>
            <text:p><text:span text:style-name="T1">draft-ietf-rtgwg-dst-src-routing-revive-02</text:span></text:p>
            <text:p><text:span text:style-name="T1">Anton Smirnov, Jen Linkova, Shu Yang, Mingwei Xu,</text:span><text:span text:style-name="T1"><text:line-break/></text:span><text:span text:style-name="T2">David ‘equinox' Lamparter</text:span></text:p>
            <text:p><text:span text:style-name="T3"/></text:p>
            <text:p><text:span text:style-name="T3">IETF 121 · Dublin, IE · rtgwg · 2024-11-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hangelog</text:p>
          </draw:text-box>
        </draw:frame>
        <draw:frame presentation:style-name="pr5" draw:layer="layout" svg:width="25.199cm" svg:height="5.5cm" svg:x="1.4cm" svg:y="4.5cm" presentation:class="outline" presentation:user-transformed="true">
          <draw:text-box>
            <text:list text:style-name="L2">
              <text:list-header>
                <text:p>… is empty</text:p>
              </text:list-header>
            </text:list>
            <text:p/>
            <text:p>Shu Yang agreed to act as edito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60-second history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raft just had 10<text:span text:style-name="T4">th</text:span> birthday 🎉</text:p>
              </text:list-item>
              <text:list-item>
                <text:p>originally homenet related</text:p>
              </text:list-item>
              <text:list-item>
                <text:p>but keeps popping up in random place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60-second summary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start at most specific destination prefix match</text:p>
              </text:list-item>
              <text:list-item>
                <text:p>find best source prefix match with that dest</text:p>
              </text:list-item>
              <text:list-item>
                <text:p text:style-name="P3"><text:span text:style-name="T5">route found? ⇒ stop</text:span></text:p>
              </text:list-item>
              <text:list-item>
                <text:p text:style-name="P3"><text:span text:style-name="T5">no source prefix match?</text:span><text:span text:style-name="T5"><text:line-break/></text:span><text:span text:style-name="T5">⇒ repeat with next less specific destin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60-second summary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Pv6 only</text:p>
              </text:list-item>
              <text:list-item>
                <text:p>‘classic’ dst-only route<text:line-break/><text:span text:style-name="T6">≡</text:span> dst-src route with src prefix ::/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60-second summary (3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ntended for single consistent routing domain</text:p>
                <text:p>⇒ opposite of typical policy routing<text:line-break/>⇒ destination before source</text:p>
              </text:list-item>
              <text:list-item>
                <text:p>can (should?) be implemented without loop (use artificial/dummy routes if needed)</text:p>
              </text:list-item>
            </text:list>
          </draw:text-box>
        </draw:frame>
        <draw:frame draw:style-name="gr2" draw:text-style-name="P5" draw:layer="layout" svg:width="14.5cm" svg:height="1.187cm" svg:x="2.5cm" svg:y="7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tocol cross-refs</text:p>
          </draw:text-box>
        </draw:frame>
        <draw:frame presentation:style-name="pr5" draw:layer="layout" svg:width="25.199cm" svg:height="8cm" svg:x="1.4cm" svg:y="5cm" presentation:class="outline" presentation:user-transformed="true">
          <draw:text-box>
            <text:list text:style-name="L2">
              <text:list-item>
                <text:p>specified for BABEL in RFC9079 (Aug’ 2021)</text:p>
              </text:list-item>
              <text:list-item>
                <text:p>OSPFv3 &amp; IS-IS had drafts</text:p>
                <text:list>
                  <text:list-item>
                    <text:p>may revive if sufficient 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3" draw:text-style-name="P6" draw:layer="layout" svg:width="25cm" svg:height="6.258cm" svg:x="1.5cm" svg:y="3.5cm">
          <draw:text-box>
            <text:p><text:span text:style-name="T7">Linux:</text:span></text:p>
            <text:p><text:span text:style-name="T7"/></text:p>
            <text:p><text:span text:style-name="T8">commit 4e96c2b4180aff4f080b77314712073c6ca430e7</text:span></text:p>
            <text:p><text:span text:style-name="T8">Author: YOSHIFUJI Hideaki &lt;yoshfuji@linux-ipv6.org&gt;</text:span></text:p>
            <text:p><text:span text:style-name="T8">Date: <text:s text:c="2"/>Wed Aug 23 17:23:39 </text:span><text:span text:style-name="T9">2006</text:span><text:span text:style-name="T8"> -0700</text:span></text:p>
            <text:p><text:span text:style-name="T8"/></text:p>
            <text:p><text:span text:style-name="T8"><text:s text:c="4"/></text:span><text:span text:style-name="T8">[IPV6] KCONFIG: Add subtrees suppor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4" draw:text-style-name="P8" draw:layer="layout" svg:width="25cm" svg:height="4.5cm" svg:x="1.5cm" svg:y="3.5cm">
          <draw:text-box>
            <text:p><text:span text:style-name="T7">FITI implementation</text:span></text:p>
            <text:p text:style-name="P7"><text:span text:style-name="T10">[TODO: more info?]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control plane)</text:p>
          </draw:text-box>
        </draw:frame>
        <draw:frame presentation:style-name="pr5" draw:layer="layout" svg:width="25.199cm" svg:height="7.5cm" svg:x="1.4cm" svg:y="5cm" presentation:class="outline" presentation:user-transformed="true">
          <draw:text-box>
            <text:list text:style-name="L2">
              <text:list-item>
                <text:p>BIRD (static, BABEL)</text:p>
              </text:list-item>
              <text:list-item>
                <text:p>FRRouting (static)</text:p>
              </text:list-item>
              <text:list-item>
                <text:p>babe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1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“Future Internet Infrastructure”<text:line-break/>(CN research network project)</text:p>
              </text:list-item>
              <text:list-item>
                <text:p><text:span text:style-name="T11">[TODO: more info?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Deployment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any OpenWRT router/CPE</text:p>
                <text:list>
                  <text:list-item>
                    <text:p>includes a whole bunch of OEMs shipping OpenWRT derivatives</text:p>
                  </text:list-item>
                  <text:list-item>
                    <text:p>kernel/forwarding on by default,<text:line-break/>control plane support (=included packages) v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Source address sel. interactions (1)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RFC6724 rule 5.5 keeps coming up</text:p>
              </text:list-item>
            </text:list>
          </draw:text-box>
        </draw:frame>
        <draw:frame draw:style-name="gr5" draw:text-style-name="P10" draw:layer="layout" svg:width="25.5cm" svg:height="4.585cm" svg:x="1.4cm" svg:y="6.5cm">
          <draw:text-box>
            <text:p text:style-name="P9"><text:span text:style-name="T12">Rule 5.5: Prefer addresses in a prefix advertised by the next-hop.</text:span></text:p>
            <text:p text:style-name="P9"><text:span text:style-name="T12">If SA or SA's prefix is assigned by the selected next-hop that will</text:span></text:p>
            <text:p text:style-name="P9"><text:span text:style-name="T12">be used to send to D and SB or SB's prefix is assigned by a different</text:span></text:p>
            <text:p text:style-name="P9"><text:span text:style-name="T12">next-hop, then prefer SA. […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Source address sel. interactions (2)</text:p>
          </draw:text-box>
        </draw:frame>
        <draw:frame presentation:style-name="pr5" draw:layer="layout" svg:width="25.199cm" svg:height="8.815cm" svg:x="1.4cm" svg:y="3.685cm" presentation:class="outline" presentation:user-transformed="true">
          <draw:text-box>
            <text:list text:style-name="L2">
              <text:list-item>
                <text:p>selected source address is persistent, happens at connection establishment</text:p>
              </text:list-item>
              <text:list-item>
                <text:p>routing choice in the end host may or may not be sticky</text:p>
                <text:list>
                  <text:list-item>
                    <text:p>even if it is sticky, routing info can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Source address sel. interactions (3)</text:p>
          </draw:text-box>
        </draw:frame>
        <draw:frame presentation:style-name="pr5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a dst/src routing table on the end host actually makes this work correctly</text:p>
                <text:list>
                  <text:list-item>
                    <text:p>when processing RA/PIO, install additional default routes with source prefix = PIO range</text:p>
                  </text:list-item>
                </text:list>
              </text:list-item>
              <text:list-item>
                <text:p>not described in draft yet (should it?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7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ira Sans" svg:font-family="'Fira Sans'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Fira Sans1" fo:font-family="'Fira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Fira Sans1" fo:font-family="'Fira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sentation_20_Title-background" style:display-name="Presentation Title-background" style:family="presentation">
      <style:graphic-properties draw:stroke="none" draw:fill="none"/>
      <style:text-properties style:letter-kerning="true"/>
    </style:style>
    <style:style style:name="Presentation_20_Title-backgroundobjects" style:display-name="Presentation 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Fira Sans1" fo:font-family="'Fira Sans'" style:font-style-name="Regular" style:font-family-generic="swiss" style:font-pitch="variable" style:letter-kerning="true"/>
    </style:style>
    <style:style style:name="Presentation_20_Title-notes" style:display-name="Presenta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-outline1" style:display-name="Presentation Title-outline1" style:family="presentation">
      <style:graphic-properties draw:stroke="none" draw:fill="none" draw:auto-grow-height="false" draw:fit-to-size="false" style:shrink-to-fit="true">
        <text:list-style style:name="Presentation_20_Title-outline1" style:display-name="Presentation 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outline2" style:display-name="Presentation Title-outline2" style:family="presentation" style:parent-style-name="Presentation_20_Title-outline1">
      <style:paragraph-properties fo:margin-top="0.4cm" fo:margin-bottom="0cm"/>
      <style:text-properties fo:font-size="28pt" style:font-size-asian="28pt" style:font-size-complex="28pt"/>
    </style:style>
    <style:style style:name="Presentation_20_Title-outline3" style:display-name="Presentation Title-outline3" style:family="presentation" style:parent-style-name="Presentation_20_Title-outline2">
      <style:paragraph-properties fo:margin-top="0.3cm" fo:margin-bottom="0cm"/>
      <style:text-properties fo:font-size="24pt" style:font-size-asian="24pt" style:font-size-complex="24pt"/>
    </style:style>
    <style:style style:name="Presentation_20_Title-outline4" style:display-name="Presentation Title-outline4" style:family="presentation" style:parent-style-name="Presentation_20_Title-outline3">
      <style:paragraph-properties fo:margin-top="0.2cm" fo:margin-bottom="0cm"/>
      <style:text-properties fo:font-size="20pt" style:font-size-asian="20pt" style:font-size-complex="20pt"/>
    </style:style>
    <style:style style:name="Presentation_20_Title-outline5" style:display-name="Presentation Title-outline5" style:family="presentation" style:parent-style-name="Presentation_20_Title-outline4">
      <style:paragraph-properties fo:margin-top="0.1cm" fo:margin-bottom="0cm"/>
      <style:text-properties fo:font-size="20pt" style:font-size-asian="20pt" style:font-size-complex="20pt"/>
    </style:style>
    <style:style style:name="Presentation_20_Title-outline6" style:display-name="Presentation Title-outline6" style:family="presentation" style:parent-style-name="Presentation_20_Title-outline5">
      <style:paragraph-properties fo:margin-top="0.1cm" fo:margin-bottom="0cm"/>
      <style:text-properties fo:font-size="20pt" style:font-size-asian="20pt" style:font-size-complex="20pt"/>
    </style:style>
    <style:style style:name="Presentation_20_Title-outline7" style:display-name="Presentation Title-outline7" style:family="presentation" style:parent-style-name="Presentation_20_Title-outline6">
      <style:paragraph-properties fo:margin-top="0.1cm" fo:margin-bottom="0cm"/>
      <style:text-properties fo:font-size="20pt" style:font-size-asian="20pt" style:font-size-complex="20pt"/>
    </style:style>
    <style:style style:name="Presentation_20_Title-outline8" style:display-name="Presentation Title-outline8" style:family="presentation" style:parent-style-name="Presentation_20_Title-outline7">
      <style:paragraph-properties fo:margin-top="0.1cm" fo:margin-bottom="0cm"/>
      <style:text-properties fo:font-size="20pt" style:font-size-asian="20pt" style:font-size-complex="20pt"/>
    </style:style>
    <style:style style:name="Presentation_20_Title-outline9" style:display-name="Presentation Title-outline9" style:family="presentation" style:parent-style-name="Presentation_20_Title-outline8">
      <style:paragraph-properties fo:margin-top="0.1cm" fo:margin-bottom="0cm"/>
      <style:text-properties fo:font-size="20pt" style:font-size-asian="20pt" style:font-size-complex="20pt"/>
    </style:style>
    <style:style style:name="Presentation_20_Title-subtitle" style:display-name="Presentation Title-subtitle" style:family="presentation">
      <style:graphic-properties draw:stroke="none" draw:fill="none" draw:textarea-vertical-align="middle">
        <text:list-style style:name="Presentation_20_Title-subtitle" style:display-name="Presentation 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title" style:display-name="Presentation Title-title" style:family="presentation">
      <style:graphic-properties draw:stroke="none" draw:fill="none" draw:textarea-vertical-align="middle">
        <text:list-style style:name="Presentation_20_Title-title" style:display-name="Presentation 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ontserrat" fo:font-family="Montserrat" style:font-style-name="Bold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36f16" loext:opacity="100%" style:font-name="Fira Sans1" fo:font-family="'Fir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sentation_20_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sentation_20_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sentation_20_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solid" draw:fill-color="#341500" draw:textarea-vertical-align="middle" draw:auto-grow-height="false" fo:min-height="2.3cm" fo:min-width="25.8cm" loext:decorative="false"/>
    </style:style>
    <style:style style:name="Mpr5" style:family="presentation" style:parent-style-name="Default-backgroundobjects">
      <style:graphic-properties draw:stroke="none" draw:fill="solid" draw:fill-color="#eeeeee" draw:textarea-vertical-align="middle" draw:auto-grow-height="false" fo:min-height="2.3cm" fo:min-width="2.3cm" loext:decorative="false"/>
    </style:style>
    <style:style style:name="Mpr6" style:family="presentation" style:parent-style-name="Default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341500"/>
      <style:paragraph-properties fo:text-align="center"/>
    </style:style>
    <style:style style:name="MP8" style:family="paragraph">
      <loext:graphic-properties draw:fill="solid" draw:fill-color="#eeeeee"/>
      <style:paragraph-properties fo:text-align="center"/>
    </style:style>
    <style:style style:name="MP9" style:family="paragraph"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36f16" loext:opacity="100%" style:font-name="Fira Sans1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sentation_20_Title" style:display-name="Presentation 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sentation_20_Title-title" draw:layer="backgroundobjects" svg:width="25.199cm" svg:height="2.629cm" svg:x="1.4cm" svg:y="0.628cm" presentation:class="title" presentation:placeholder="true">
        <draw:text-box/>
      </draw:frame>
      <draw:frame presentation:style-name="Presentation_20_Titl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cm" svg:x="20cm" svg:y="14cm" presentation:class="date-time">
        <draw:text-box>
          <text:p text:style-name="MP5"><text:span text:style-name="MT1"><presentation:date-time/></text:span></text:p>
        </draw:text-box>
      </draw:frame>
      <presentation:notes style:page-layout-name="PM0">
        <draw:page-thumbnail presentation:style-name="Presentation_20_Title-title" draw:layer="backgroundobjects" svg:width="19.798cm" svg:height="11.136cm" svg:x="0.6cm" svg:y="2.257cm" presentation:class="page"/>
        <draw:frame presentation:style-name="Presentatio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5.8cm" svg:height="2.3cm" svg:x="2.25cm" svg:y="13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5" draw:text-style-name="MP8" draw:layer="backgroundobjects" svg:width="2.3cm" svg:height="2.3cm" svg:x="-0.05cm" svg:y="13.5cm">
        <text:p/>
        <draw:enhanced-geometry svg:viewBox="0 0 21600 21600" draw:type="rectangle" draw:enhanced-path="M 0 0 L 21600 0 21600 21600 0 21600 0 0 Z N"/>
      </draw:custom-shape>
      <draw:frame presentation:style-name="Mpr6" draw:text-style-name="MP10" draw:layer="backgroundobjects" svg:width="17cm" svg:height="1.75cm" svg:x="3cm" svg:y="13.75cm" presentation:class="footer">
        <draw:text-box>
          <text:p text:style-name="MP9"><text:span text:style-name="MT2">IETF121 · Dublin, IE · 2024-11-05</text:span><text:span text:style-name="MT2"><text:line-break/></text:span><text:span text:style-name="MT2">rtgwg: dst-src-routing</text:span></text:p>
        </draw:text-box>
      </draw:frame>
      <draw:frame presentation:style-name="Mpr6" draw:text-style-name="MP4" draw:layer="backgroundobjects" svg:width="6cm" svg:height="1.75cm" svg:x="20.5cm" svg:y="13.7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3:24.701946941</meta:creation-date>
    <meta:editing-duration>PT3H5M35S</meta:editing-duration>
    <meta:editing-cycles>23</meta:editing-cycles>
    <meta:generator>LibreOffice/24.8.2.1$Linux_X86_64 LibreOffice_project/480$Build-1</meta:generator>
    <dc:date>2024-11-03T15:56:37.988112261</dc:date>
    <meta:document-statistic meta:object-count="97"/>
  </office:meta>
</office:document-meta>
</file>